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1BAF61A3C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style:page-number="0"/>
      <style:text-properties fo:color="#3573ff" loext:opacity="100%" style:font-name="Aptos Display" fo:font-size="18pt" fo:font-weight="bold" officeooo:paragraph-rsid="00206a65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/>
      <style:text-properties fo:color="#3573ff" loext:opacity="100%" style:font-name="Aptos Display" fo:font-weight="bold" officeooo:paragraph-rsid="00206a65" style:font-weight-asian="bold" style:font-weight-complex="bold"/>
    </style:style>
    <style:style style:name="P3" style:family="paragraph" style:parent-style-name="Standard">
      <style:paragraph-properties fo:line-height="115%"/>
      <style:text-properties fo:font-size="12pt" officeooo:paragraph-rsid="00206a65" style:font-size-asian="12pt" style:font-size-complex="12pt"/>
    </style:style>
    <style:style style:name="P4" style:family="paragraph" style:parent-style-name="Standard">
      <style:paragraph-properties fo:line-height="115%"/>
      <style:text-properties style:font-name="Aptos1" fo:font-size="12pt" officeooo:paragraph-rsid="00206a65" style:font-size-asian="12pt" style:font-size-complex="12pt"/>
    </style:style>
    <style:style style:name="P5" style:family="paragraph" style:parent-style-name="Standard">
      <style:paragraph-properties fo:margin-top="0in" fo:margin-bottom="0.0972in" style:contextual-spacing="false" fo:line-height="115%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/>
      <style:text-properties fo:color="#3573ff" loext:opacity="100%" style:font-name="Aptos Display" fo:font-size="12pt" fo:font-weight="bold" officeooo:paragraph-rsid="00206a65" style:font-size-asian="12pt" style:font-weight-asian="bold" style:font-size-complex="12pt" style:font-weight-complex="bold"/>
    </style:style>
    <style:style style:name="P7" style:family="paragraph" style:parent-style-name="List_20_1" style:list-style-name="WWNum1">
      <style:paragraph-properties fo:line-height="115%"/>
      <style:text-properties fo:color="#1b2430" loext:opacity="100%" fo:font-size="12pt" style:font-size-asian="12pt" style:font-size-complex="12pt"/>
    </style:style>
    <style:style style:name="P8" style:family="paragraph" style:parent-style-name="List_20_1" style:list-style-name="WWNum1">
      <style:paragraph-properties fo:line-height="115%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.0972in" style:contextual-spacing="false" fo:line-height="115%"/>
      <style:text-properties fo:color="#1b2430" loext:opacity="100%" style:font-name="Aptos" fo:font-size="12pt" style:font-size-asian="12pt" style:font-size-complex="12pt"/>
    </style:style>
    <style:style style:name="P10" style:family="paragraph" style:parent-style-name="Standard">
      <style:paragraph-properties fo:line-height="115%"/>
      <style:text-properties fo:color="#3573ff" loext:opacity="100%" style:font-name="Aptos Display" fo:font-size="10pt" style:text-underline-style="solid" style:text-underline-width="auto" style:text-underline-color="font-color" fo:font-weight="bold" officeooo:paragraph-rsid="00206a6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left" style:justify-single-word="false"/>
      <style:text-properties fo:font-size="12pt" officeooo:paragraph-rsid="002173f4" style:font-size-asian="12pt"/>
    </style:style>
    <style:style style:name="P12" style:family="paragraph" style:parent-style-name="Standard">
      <style:paragraph-properties fo:line-height="115%"/>
      <style:text-properties fo:color="#1b2430" loext:opacity="100%" style:font-name="Aptos" fo:font-size="10.5pt" fo:font-weight="bold" style:font-size-asian="10.5pt" style:font-weight-asian="bold"/>
    </style:style>
    <style:style style:name="P13" style:family="paragraph" style:parent-style-name="Standard">
      <style:paragraph-properties fo:line-height="115%" fo:text-align="left" style:justify-single-word="false"/>
      <style:text-properties style:font-name="Aptos1" officeooo:paragraph-rsid="002173f4"/>
    </style:style>
    <style:style style:name="T1" style:family="text">
      <style:text-properties style:font-name="Aptos1" officeooo:rsid="00206a65"/>
    </style:style>
    <style:style style:name="T2" style:family="text">
      <style:text-properties style:font-name="Aptos1"/>
    </style:style>
    <style:style style:name="T3" style:family="text">
      <style:text-properties style:font-name="Aptos1" fo:font-weight="bold" style:font-weight-asian="bold" style:font-weight-complex="bold"/>
    </style:style>
    <style:style style:name="T4" style:family="text">
      <style:text-properties officeooo:rsid="00206a6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b2430" loext:opacity="100%" style:font-name="Aptos" officeooo:rsid="00206a65"/>
    </style:style>
    <style:style style:name="T7" style:family="text">
      <style:text-properties fo:color="#1b2430" loext:opacity="100%" style:font-name="Aptos"/>
    </style:style>
    <style:style style:name="T8" style:family="text">
      <style:text-properties fo:color="#1b2430" loext:opacity="100%" style:font-name="Aptos" fo:font-weight="bold" style:font-weight-asian="bold" style:font-weight-complex="bold"/>
    </style:style>
    <style:style style:name="T9" style:family="text">
      <style:text-properties fo:color="#1b2430" loext:opacity="100%" officeooo:rsid="00206a65"/>
    </style:style>
    <style:style style:name="T10" style:family="text">
      <style:text-properties fo:color="#1b2430" loext:opacity="100%"/>
    </style:style>
    <style:style style:name="T11" style:family="text">
      <style:text-properties fo:color="#1b2430" loext:opacity="100%" style:font-name="Aptos" fo:font-weight="normal" style:font-weight-asian="normal" style:font-weight-complex="normal"/>
    </style:style>
    <style:style style:name="T12" style:family="text">
      <style:text-properties fo:color="#1b2430" loext:opacity="100%" style:font-name="Aptos" fo:font-weight="normal" officeooo:rsid="00206a65" style:font-weight-asian="normal" style:font-weight-complex="normal"/>
    </style:style>
    <style:style style:name="T13" style:family="text">
      <style:text-properties fo:color="#1b2430" loext:opacity="100%" style:font-name="Aptos" fo:font-weight="bold" officeooo:rsid="00206a65" style:font-weight-asian="bold" style:font-weight-complex="bold"/>
    </style:style>
    <style:style style:name="T14" style:family="text">
      <style:text-properties fo:color="#1b2430" loext:opacity="100%" style:font-name="Aptos" officeooo:rsid="002173f4"/>
    </style:style>
    <style:style style:name="T15" style:family="text">
      <style:text-properties style:font-size-complex="12pt"/>
    </style:style>
    <style:style style:name="T16" style:family="text">
      <style:text-properties officeooo:rsid="0022d72a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BFOX - Cyber Security Assessment</text:p>
      <text:p text:style-name="P2">UNDERSTAND THE RISK. BUILD THE DEFENCE</text:p>
      <text:p text:style-name="P3"><text:span text:style-name="T1">Ogni</text:span><text:span text:style-name="T2"> organizzazion</text:span><text:span text:style-name="T1">e</text:span><text:span text:style-name="T2"> ha una </text:span><text:span text:style-name="T3">rete</text:span><text:span text:style-name="T2"> </text:span><text:span text:style-name="T3">interna</text:span><text:span text:style-name="T2"> attiva, </text:span><text:span text:style-name="T3">sistemi</text:span><text:span text:style-name="T2"> </text:span><text:span text:style-name="T3">esposti</text:span><text:span text:style-name="T2"> , </text:span><text:span text:style-name="T3">servizi</text:span><text:span text:style-name="T2"> </text:span><text:span text:style-name="T3">di</text:span><text:span text:style-name="T2"> </text:span><text:span text:style-name="T3">amministrazione</text:span><text:span text:style-name="T2">, protocolli legacy e asset che supportano l'operatività quotidiana, ma non dispongono di una </text:span><text:span text:style-name="T3">lettura</text:span><text:span text:style-name="T2"> </text:span><text:span text:style-name="T3">ordinata</text:span><text:span text:style-name="T2"> della propria </text:span><text:span text:style-name="T3">postura</text:span><text:span text:style-name="T2"> </text:span><text:span text:style-name="T3">di</text:span><text:span text:style-name="T2"> </text:span><text:span text:style-name="T3">sicurezza</text:span><text:span text:style-name="T2">.</text:span></text:p>
      <text:p text:style-name="P4">Sanno che esistono <text:span text:style-name="T4">postazioni</text:span>, porte aperte, servizi, <text:span text:style-name="T5">vulnerabilità</text:span> note o <text:span text:style-name="T5">configurazioni</text:span> <text:span text:style-name="T5">deboli</text:span>, ma spesso non hanno ancora <text:span text:style-name="T4">una sufficiente consapevolezza</text:span> <text:span text:style-name="T4">di </text:span><text:span text:style-name="T5">dove</text:span> <text:span text:style-name="T5">intervenire</text:span> prima, cosa meriti priorità e quale <text:span text:style-name="T5">livello</text:span> di <text:span text:style-name="T5">rischio</text:span> stia emergendo davvero.</text:p>
      <text:p text:style-name="P4"><text:span text:style-name="T5">Cyber Security Assessment</text:span> è il pacchetto <text:span text:style-name="T5">ZBFOX</text:span> progettato per offrire una <text:span text:style-name="T5">valutazione</text:span> <text:span text:style-name="T5">tecnica</text:span> e <text:span text:style-name="T5">consulenziale</text:span> della postura di sicurezza. Organizza <text:span text:style-name="T4">attività di </text:span><text:span text:style-name="T5">discovery</text:span>, <text:span text:style-name="T5">enumerazione</text:span> tecnica, <text:span text:style-name="T5">vulnerability</text:span> <text:span text:style-name="T5">assessment</text:span> e lettura operativa in un quadro strutturato, leggibile e orientato alla decisione.</text:p>
      <text:p text:style-name="P4">In termini semplici, il <text:span text:style-name="T5">Cyber</text:span> <text:span text:style-name="T5">Security</text:span> <text:span text:style-name="T5">Assessment</text:span> consente di passare da una mera percezione della superficie digitale a una <text:span text:style-name="T5">valutazione</text:span> più <text:span text:style-name="T5">strutturata</text:span> della <text:span text:style-name="T5">postura</text:span> , della vulnerabilità rilevata e delle priorità tecniche da affrontare.</text:p>
      <text:p text:style-name="P5"><text:span text:style-name="T6">Si tratta</text:span><text:span text:style-name="T7"> </text:span><text:span text:style-name="T6">di </text:span><text:span text:style-name="T7">un servizio pensato per aiutare un’organizzazione a comprendere non soltanto cosa sia attivo o esposto, ma anche quali debolezze risultino rilevabili e quali implicazioni operative ne derivino.</text:span></text:p>
      <text:p text:style-name="P5">Non nasce per svolgere exploitation, attacchi simulati o attività invasive, <text:span text:style-name="T4">ma</text:span> per costruire una base tecnica solida, seria e utilizzabile per comprendere esposizioni, vulnerabilità rilevabili e priorità di intervento nel perimetro autorizzato.</text:p>
      <text:p text:style-name="P6">Obiettivo del servizio</text:p>
      <text:p text:style-name="P5"><text:span text:style-name="T7">L’obiettivo del pacchetto non è semplicemente elencare host o porte, ma </text:span><text:span text:style-name="T8">capire</text:span><text:span text:style-name="T7"> con </text:span><text:span text:style-name="T8">maggiore</text:span><text:span text:style-name="T7"> </text:span><text:span text:style-name="T8">profondità</text:span><text:span text:style-name="T7"> quali </text:span><text:span text:style-name="T8">esposizioni</text:span><text:span text:style-name="T7">, </text:span><text:span text:style-name="T8">vulnerabilità</text:span><text:span text:style-name="T7"> e </text:span><text:span text:style-name="T8">pattern</text:span><text:span text:style-name="T7"> </text:span><text:span text:style-name="T8">di</text:span><text:span text:style-name="T7"> </text:span><text:span text:style-name="T8">debolezza</text:span><text:span text:style-name="T7"> </text:span><text:span text:style-name="T8">siano</text:span><text:span text:style-name="T7"> </text:span><text:span text:style-name="T8">presenti</text:span><text:span text:style-name="T7"> nella rete osservata e quali priorità operative convenga fissare.</text:span></text:p>
      <text:list text:style-name="WWNum1">
        <text:list-item>
          <text:p text:style-name="P7">quali host interni risultano effettivamente attivi e rilevanti;</text:p>
        </text:list-item>
        <text:list-item>
          <text:p text:style-name="P7">quali servizi sono esposti tra sistemi interni e su quali porte;</text:p>
        </text:list-item>
        <text:list-item>
          <text:p text:style-name="P8"><text:span text:style-name="T9">eventuale presenza di</text:span><text:span text:style-name="T10"> protocolli legacy, accessi remoti, file sharing o componenti di gestione da trattare con attenzione;</text:span></text:p>
        </text:list-item>
        <text:list-item>
          <text:p text:style-name="P7">quali vulnerabilità note o condizioni tecniche deboli risultano rilevabili tramite vulnerability assessment;</text:p>
        </text:list-item>
        <text:list-item>
          <text:p text:style-name="P7">quali sistemi concentrano il maggior numero di evidenze o il livello di rischio più alto;</text:p>
        </text:list-item>
        <text:list-item>
          <text:p text:style-name="P7">quali prime priorità di remediation o validazione convenga considerare.</text:p>
        </text:list-item>
      </text:list>
      <text:p text:style-name="P5"><text:soft-page-break/><text:span text:style-name="T7">Il valore del servizio non risiede quindi solo nella raccolta tecnica, ma soprattutto nella </text:span><text:span text:style-name="T8">capacità</text:span><text:span text:style-name="T7"> di </text:span><text:span text:style-name="T8">trasformare</text:span><text:span text:style-name="T7"> </text:span><text:span text:style-name="T8">l’osservato</text:span><text:span text:style-name="T7"> </text:span><text:span text:style-name="T8">in</text:span><text:span text:style-name="T7"> </text:span><text:span text:style-name="T8">una</text:span><text:span text:style-name="T7"> </text:span><text:span text:style-name="T8">lettura</text:span><text:span text:style-name="T7"> più </text:span><text:span text:style-name="T8">matura</text:span><text:span text:style-name="T7"> </text:span><text:span text:style-name="T8">della</text:span><text:span text:style-name="T7"> </text:span><text:span text:style-name="T8">postura</text:span><text:span text:style-name="T7"> </text:span><text:span text:style-name="T6">di sicurezza</text:span><text:span text:style-name="T7"> e in un punto di partenza credibile per decisioni successive.</text:span></text:p>
      <text:p text:style-name="P6">Approccio del pacchetto</text:p>
      <text:p text:style-name="P5"><text:span text:style-name="T5">Cyber</text:span> <text:span text:style-name="T5">Security</text:span> <text:span text:style-name="T5">Assessment</text:span> adotta un approccio <text:span text:style-name="T5">tecnico</text:span>-<text:span text:style-name="T5">consulenziale</text:span> <text:s/><text:span text:style-name="T4">con l</text:span>’obiettivo <text:span text:style-name="T4">di </text:span>trasformare <text:s/><text:span text:style-name="T4">attività tecniche quali </text:span>discovery, enumerazione e vulnerability assessment in una <text:span text:style-name="T5">lettura</text:span> <text:span text:style-name="T5">coerente</text:span> della postura, dei <text:span text:style-name="T5">punti</text:span> di <text:span text:style-name="T5">debolezza</text:span> <text:span text:style-name="T5">rilevabili</text:span> e delle <text:span text:style-name="T5">priorità</text:span> <text:span text:style-name="T5">iniziali</text:span> di <text:span text:style-name="T5">remediation</text:span>. Ogni evidenza viene quindi ricondotta a contesto, impatto potenziale e priorità operativa, così da produrre un deliverable utile sia per il confronto tecnico sia per il decision making interno.</text:p>
      <text:p text:style-name="P6">Modalità operativa</text:p>
      <text:p text:style-name="P5"><text:span text:style-name="T7">Il </text:span><text:span text:style-name="T6">servizio</text:span><text:span text:style-name="T7"> è pensato come servizio </text:span><text:span text:style-name="T8">internal,</text:span><text:span text:style-name="T11"> </text:span><text:span text:style-name="T12">il quale</text:span><text:span text:style-name="T11"> </text:span><text:span text:style-name="T12">s</text:span><text:span text:style-name="T7">i applica </text:span><text:span text:style-name="T6">quindi </text:span><text:span text:style-name="T7">su </text:span><text:span text:style-name="T8">segmenti</text:span><text:span text:style-name="T7"> </text:span><text:span text:style-name="T8">espressamente</text:span><text:span text:style-name="T7"> </text:span><text:span text:style-name="T8">autorizzati</text:span><text:span text:style-name="T7"> e mira a comprendere sia la superficie interna sia la vulnerabilità associata ai sistemi osservati.</text:span></text:p>
      <text:p text:style-name="P5"><text:span text:style-name="T7">In termini metodologici, il flusso tipico comprende </text:span><text:span text:style-name="T8">discovery</text:span><text:span text:style-name="T7">, </text:span><text:span text:style-name="T8">enumerazione</text:span><text:span text:style-name="T7">, </text:span><text:span text:style-name="T6">vulnerability assessment</text:span><text:span text:style-name="T7">, parsing dei risultati, </text:span><text:span text:style-name="T13">elaborazione</text:span><text:span text:style-name="T7"> </text:span><text:span text:style-name="T13">di</text:span><text:span text:style-name="T8"> report tecnico-consulenziale</text:span><text:span text:style-name="T7"> e revisione finale umana prima della consegna.</text:span></text:p>
      <text:p text:style-name="P6">Deliverable</text:p>
      <text:p text:style-name="P9">Il cliente riceve un output strutturato che comprende, in forma ordinata e leggibile:</text:p>
      <text:list text:continue-numbering="true" text:style-name="WWNum1">
        <text:list-item>
          <text:p text:style-name="P7">panoramica degli host e dei servizi rilevati nel perimetro autorizzato;</text:p>
        </text:list-item>
        <text:list-item>
          <text:p text:style-name="P7">sintesi delle principali vulnerabilità e delle evidenze più rilevanti;</text:p>
        </text:list-item>
        <text:list-item>
          <text:p text:style-name="P7">distribuzione delle criticità per IP, servizio o sistema osservato;</text:p>
        </text:list-item>
        <text:list-item>
          <text:p text:style-name="P7">lettura del livello di esposizione e della postura interna emersa;</text:p>
        </text:list-item>
        <text:list-item>
          <text:p text:style-name="P7">priorità di intervento iniziali e indicazioni per la remediation successiva;</text:p>
        </text:list-item>
        <text:list-item>
          <text:p text:style-name="P7">eventuali limiti, timeout o cautele metodologiche da considerare nella lettura del report.</text:p>
        </text:list-item>
      </text:list>
      <text:p text:style-name="P5"><text:span text:style-name="T7">Il </text:span><text:span text:style-name="T8">deliverable</text:span><text:span text:style-name="T7"> è pensato per essere </text:span><text:span text:style-name="T8">tecnicamente</text:span><text:span text:style-name="T7"> </text:span><text:span text:style-name="T8">fondato</text:span><text:span text:style-name="T7">, ma anche </text:span><text:span text:style-name="T8">concretamente</text:span><text:span text:style-name="T7"> </text:span><text:span text:style-name="T8">utilizzabile</text:span><text:span text:style-name="T7"> da chi deve decidere, pianificare interventi o chiedere ulteriori approfondimenti.</text:span></text:p>
      <text:p text:style-name="P6">Perché è utile al cliente</text:p>
      <text:p text:style-name="P5">Dal punto di vista del cliente, il <text:span text:style-name="T5">Cyber</text:span> <text:span text:style-name="T5">Security</text:span> <text:span text:style-name="T5">Assessment</text:span> <text:s/>fornisce <text:span text:style-name="T5">profondità</text:span> <text:span text:style-name="T5">tecnica</text:span>, <text:span text:style-name="T5">leggibilità</text:span> e <text:span text:style-name="T5">capacità</text:span> di <text:span text:style-name="T5">orientamento</text:span> <text:span text:style-name="T5">operativo</text:span>.</text:p>
      <text:p text:style-name="P5"/>
      <text:p text:style-name="P5"/>
      <text:p text:style-name="P10"/>
      <text:p text:style-name="P10"><text:soft-page-break/>Riduce l’incertezza tecnica</text:p>
      <text:p text:style-name="P5"><text:span text:style-name="T7">Molte organizzazioni intuiscono di avere sistemi vulnerabili o configurazioni da rivedere, ma non sanno ancora dove si concentri davvero il problema. Questo pacchetto fornisce una base tecnica più solida e ordinata.</text:span></text:p>
      <text:p text:style-name="P10">Traduce il tecnico in priorità comprensibili</text:p>
      <text:p text:style-name="P5"><text:span text:style-name="T7">Il cliente non riceve soltanto output </text:span><text:span text:style-name="T14">tecnici</text:span><text:span text:style-name="T7">, ma una lettura di cosa è emerso, di cosa conta davvero e di quali sistemi meritino attenzione per primi.</text:span></text:p>
      <text:p text:style-name="P10">Permette di decidere i passi successivi</text:p>
      <text:p text:style-name="P9">Dopo un Assessment ben fatto, il cliente può capire se servono interventi rapidi, remediation mirate, hardening più strutturato o attività ulteriori di verifica e validazione tecnica.</text:p>
      <text:p text:style-name="P9"/>
      <text:p text:style-name="P11"><text:span text:style-name="T15">Cyber Security Assessment non promette di </text:span><text:span text:style-name="T16">risolvere I rischi legati al dominio cibernetico in maniera permanente, ma </text:span><text:span text:style-name="T15">di far emergere, in modo tecnico, ordinato e leggibile, </text:span><text:span text:style-name="T16">gli elementi necessari per </text:span><text:span text:style-name="T15">consentire a un’organizzazione di capire dove si concentrano le debolezze, quali sistemi richiedono attenzione e quali decisioni convenga prendere.</text:span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In sostanza, il percorso è semplice:</text:p>
      <text:p text:style-name="P2">UNDERSTAND THE RISK. BUILD THE DEFEN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line-height="115%" fo:text-align="left" style:justify-single-word="false" fo:orphans="2" fo:widows="2" style:writing-mode="lr-tb"/>
      <style:text-properties fo:color="#1b2430" loext:opacity="100%" style:font-name="Aptos" fo:font-family="Aptos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0835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lef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0835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0835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0835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0835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0835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0835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0835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0835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0835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lef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loext:word-spacing-minimum="75%" loext:word-spacing-maximum="133%"/>
      <style:text-properties officeooo:paragraph-rsid="00206a65"/>
    </style:style>
    <style:style style:name="MP2" style:family="paragraph" style:parent-style-name="Header">
      <style:text-properties officeooo:paragraph-rsid="00206a65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f79646" loext:opacity="100%" style:font-name="Calibri" fo:font-size="36pt" fo:font-weight="bold" style:font-size-asian="36pt" style:font-weight-asian="bold" style:font-family-complex="Calibri" style:font-family-generic-complex="system" style:font-pitch-complex="variable" style:font-size-complex="36pt" style:font-weight-complex="bold">
        <loext:char-complex-color loext:theme-type="accent6" loext:color-type="theme"/>
      </style:text-properties>
    </style:style>
    <style:style style:name="MT2" style:family="text">
      <style:text-properties fo:color="#f79646" loext:opacity="100%" style:font-name="Calibri" fo:font-size="24pt" fo:font-weight="bold" style:font-size-asian="24pt" style:font-weight-asian="bold" style:font-family-complex="Calibri" style:font-family-generic-complex="system" style:font-pitch-complex="variable" style:font-size-complex="24pt" style:font-weight-complex="bold">
        <loext:char-complex-color loext:theme-type="accent6" loext:color-type="theme"/>
      </style:text-properties>
    </style:style>
    <style:style style:name="MT3" style:family="text">
      <style:text-properties style:font-name="Calibri" style:font-family-complex="Calibri" style:font-family-generic-complex="system" style:font-pitch-complex="variable"/>
    </style:style>
    <style:style style:name="MT4" style:family="text">
      <style:text-properties fo:color="#f79646" loext:opacity="100%" style:font-name="Calibri" style:text-underline-style="solid" style:text-underline-width="auto" style:text-underline-color="font-color" fo:font-weight="bold" style:font-weight-asian="bold" style:font-family-complex="Calibri" style:font-family-generic-complex="system" style:font-pitch-complex="variable" style:font-weight-complex="bold">
        <loext:char-complex-color loext:theme-type="accent6" loext:color-type="theme"/>
      </style:text-properties>
    </style:style>
    <style:style style:name="MT5" style:family="text">
      <style:text-properties fo:color="#f79646" loext:opacity="100%" style:font-name="Calibri" style:text-underline-style="solid" style:text-underline-width="auto" style:text-underline-color="font-color" fo:font-weight="bold" officeooo:rsid="0022ef1c" style:font-weight-asian="bold" style:font-family-complex="Calibri" style:font-family-generic-complex="system" style:font-pitch-complex="variable" style:font-weight-complex="bold">
        <loext:char-complex-color loext:theme-type="accent6" loext:color-type="theme"/>
      </style:text-properties>
    </style:style>
    <style:style style:name="MT6" style:family="text">
      <style:text-properties fo:color="#5a6473" loext:opacity="100%" fo:font-size="8.5pt" style:font-size-asian="8.5pt"/>
    </style:style>
    <style:style style:name="MT7" style:family="text">
      <style:text-properties fo:color="#f28c28" loext:opacity="100%" fo:font-family="'Aptos Display'" style:font-family-generic="roman" style:font-pitch="variable" fo:font-size="12pt" fo:font-weight="bold" style:font-size-asian="12pt" style:font-weight-asian="bold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25in" fo:margin-bottom="0.25in" fo:margin-left="0.5in" fo:margin-right="0.6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>
        <style:header-footer-properties fo:min-height="0.2in" fo:margin-left="0in" fo:margin-right="0in" fo:margin-top="0.1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magine 4" text:anchor-type="char" svg:x="7.0181in" svg:y="-0.25in" svg:width="0.6693in" svg:height="0.7681in" draw:z-index="2"><draw:image xlink:href="Pictures/1000000100000182000001BAF61A3CC1.png" xlink:type="simple" xlink:show="embed" xlink:actuate="onLoad" draw:mime-type="image/png"/><svg:desc>Immagine che contiene simbolo, emblema, logo, cresta

Il contenuto generato dall'IA potrebbe non essere corretto.</svg:desc></draw:frame><text:span text:style-name="MT2">ZBFOX</text:span><text:span text:style-name="MT1"> <text:s text:c="8"/></text:span></text:p>
        <text:p text:style-name="MP2" loext:marker-style-name="MT3"><text:span text:style-name="MT4">_________________________________________________________________________________</text:span><text:span text:style-name="MT5">___________</text:span><text:span text:style-name="MT4">____</text:span></text:p>
      </style:header>
      <style:footer>
        <text:p text:style-name="MP3"><text:span text:style-name="MT6">ZBFOX <text:s/>| <text:s/>Cyber Security Assessment <text:s/>| <text:s/>Pagina </text:span><text:span text:style-name="MT7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7</meta:editing-cycles>
    <meta:creation-date>2013-12-23T23:15:00</meta:creation-date>
    <dc:date>2026-03-24T17:13:36.694976051</dc:date>
    <meta:editing-duration>PT8M32S</meta:editing-duration>
    <meta:generator>LibreOffice/26.2.1.2$Linux_X86_64 LibreOffice_project/620$Build-2</meta:generator>
    <meta:print-date>2026-03-24T17:13:03.043350101</meta:print-date>
    <meta:printed-by>PDF files</meta:printed-by>
    <meta:document-statistic meta:table-count="0" meta:image-count="1" meta:object-count="0" meta:page-count="3" meta:paragraph-count="45" meta:word-count="786" meta:character-count="5652" meta:non-whitespace-character-count="4907"/>
    <meta:user-defined meta:name="AppVersion">14.0000</meta:user-defined>
    <meta:template xlink:type="simple" xlink:actuate="onRequest" xlink:title="Normal.dotm" xlink:href=""/>
  </office:meta>
</office:document-meta>
</file>